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1cm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="Arrow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layer="layout" svg:width="7.699cm" svg:height="18.051cm" svg:x="3.5cm" svg:y="3.05cm">
            <draw:text-box>
              <text:p text:style-name="P1">Class's class methods</text:p>
              <text:p text:style-name="P1">-----------------------------</text:p>
              <text:p text:style-name="P1"/>
              <text:p text:style-name="P1">Factory-creating</text:p>
              <text:p text:style-name="P1">actions</text:p>
              <text:p text:style-name="P1"/>
              <text:p text:style-name="P1">Class's instance methods</text:p>
              <text:p text:style-name="P1">----------------------------------</text:p>
              <text:p text:style-name="P1"/>
              <text:p text:style-name="P1">Factory-running</text:p>
              <text:p text:style-name="P1">actions</text:p>
              <text:p text:style-name="P1"/>
              <text:p text:style-name="P1"/>
              <text:p text:style-name="P1"/>
              <text:p text:style-name="P1">Pizza's class methods</text:p>
              <text:p text:style-name="P1">-----------------------------</text:p>
              <text:p text:style-name="P1"/>
              <text:p text:style-name="P1">Factory-running</text:p>
              <text:p text:style-name="P1">actions</text:p>
              <text:p text:style-name="P1"/>
              <text:p text:style-name="P1">Pizza's instance methods</text:p>
              <text:p text:style-name="P1">---------------------------------</text:p>
              <text:p text:style-name="P1"/>
              <text:p text:style-name="P1">Pizza-making</text:p>
              <text:p text:style-name="P1">actions</text:p>
            </draw:text-box>
          </draw:frame>
          <draw:frame draw:style-name="gr1" draw:layer="layout" svg:width="3.707cm" svg:height="10.931cm" svg:x="1cm" svg:y="1.55cm">
            <draw:text-box>
              <text:p text:style-name="P1">Class class</text:p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>Pizza class</text:p>
            </draw:text-box>
          </draw:frame>
          <draw:line draw:style-name="gr2" draw:text-style-name="P2" draw:layer="layout" svg:x1="11cm" svg:y1="1.05cm" svg:x2="2.5cm" svg:y2="1.05cm">
            <text:p text:style-name="P1"/>
          </draw:line>
          <draw:line draw:style-name="gr3" draw:text-style-name="P2" draw:layer="layout" svg:x1="2.5cm" svg:y1="1cm" svg:x2="2.5cm" svg:y2="1.6cm">
            <text:p text:style-name="P1"/>
          </draw:line>
          <draw:line draw:style-name="gr3" draw:text-style-name="P2" draw:layer="layout" svg:x1="2.5cm" svg:y1="2.55cm" svg:x2="2.5cm" svg:y2="11.55cm">
            <text:p text:style-name="P1"/>
          </draw:line>
          <draw:line draw:style-name="gr3" draw:text-style-name="P2" draw:layer="layout" svg:x1="11cm" svg:y1="7.812cm" svg:x2="11.5cm" svg:y2="7.812cm">
            <text:p text:style-name="P1"/>
          </draw:line>
          <draw:line draw:style-name="gr4" draw:text-style-name="P2" draw:layer="layout" svg:x1="10.2cm" svg:y1="13.55cm" svg:x2="11.54cm" svg:y2="13.55cm">
            <text:p text:style-name="P1"/>
          </draw:line>
          <draw:line draw:style-name="gr3" draw:text-style-name="P2" draw:layer="layout" svg:x1="11.5cm" svg:y1="13.6cm" svg:x2="11.5cm" svg:y2="7.77cm">
            <text:p text:style-name="P1"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5cm" fo:page-height="22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Jon Wolfers</meta:initial-creator>
    <meta:creation-date>2009-02-08T07:14:39</meta:creation-date>
    <dc:creator>Jon Wolfers</dc:creator>
    <dc:date>2009-02-08T07:36:27</dc:date>
    <meta:editing-cycles>1</meta:editing-cycles>
    <meta:editing-duration>PT6M24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